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40.9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1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a1467e"/>
    </style:style>
    <style:style style:name="ce14" style:family="table-cell" style:parent-style-name="Default" style:data-style-name="N36">
      <style:table-cell-properties fo:background-color="#ffff00"/>
    </style:style>
    <style:style style:name="ce15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equence</text:p>
          </table:table-cell>
          <table:table-cell table:style-name="Default" office:value-type="string" calcext:value-type="string">
            <text:p>CollectionDate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YardWaste</text:p>
          </table:table-cell>
          <table:table-cell office:value-type="string" calcext:value-type="string">
            <text:p>TreePickup</text:p>
          </table:table-cell>
          <table:table-cell office:value-type="string" calcext:value-type="string">
            <text:p>SpecialCollec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City-Thursday-B</text:p>
          </table:table-cell>
          <table:table-cell table:style-name="ce14" office:value-type="date" office:date-value="2019-01-04" calcext:value-type="date">
            <text:p>2019-01-0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01-10" calcext:value-type="date">
            <text:p>2019-01-1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01-17" calcext:value-type="date">
            <text:p>2019-01-17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01-24" calcext:value-type="date">
            <text:p>2019-01-2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01-31" calcext:value-type="date">
            <text:p>2019-01-3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02-07" calcext:value-type="date">
            <text:p>2019-02-0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02-14" calcext:value-type="date">
            <text:p>2019-02-1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City-Thursday-B</text:p>
          </table:table-cell>
          <table:table-cell office:value-type="date" office:date-value="2019-02-22" calcext:value-type="date">
            <text:p>2019-02-2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02-28" calcext:value-type="date">
            <text:p>2019-02-2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03-07" calcext:value-type="date">
            <text:p>2019-03-0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03-14" calcext:value-type="date">
            <text:p>2019-03-14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03-21" calcext:value-type="date">
            <text:p>2019-03-21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03-28" calcext:value-type="date">
            <text:p>2019-03-28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04-04" calcext:value-type="date">
            <text:p>2019-04-04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04-11" calcext:value-type="date">
            <text:p>2019-04-11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City-Thursday-B</text:p>
          </table:table-cell>
          <table:table-cell office:value-type="date" office:date-value="2019-04-18" calcext:value-type="date">
            <text:p>2019-04-18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04-25" calcext:value-type="date">
            <text:p>2019-04-25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05-02" calcext:value-type="date">
            <text:p>2019-05-02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05-09" calcext:value-type="date">
            <text:p>2019-05-09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05-16" calcext:value-type="date">
            <text:p>2019-05-16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City-Thursday-B</text:p>
          </table:table-cell>
          <table:table-cell office:value-type="date" office:date-value="2019-05-24" calcext:value-type="date">
            <text:p>2019-05-24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05-30" calcext:value-type="date">
            <text:p>2019-05-30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06-06" calcext:value-type="date">
            <text:p>2019-06-06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06-13" calcext:value-type="date">
            <text:p>2019-06-13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06-20" calcext:value-type="date">
            <text:p>2019-06-20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06-27" calcext:value-type="date">
            <text:p>2019-06-27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Garbage Exemption</text:p>
          </table:table-cell>
          <table:table-cell/>
        </table:table-row>
        <table:table-row table:style-name="ro1">
          <table:table-cell table:style-name="ce12" office:value-type="string" calcext:value-type="string">
            <text:p>City-Thursday-B</text:p>
          </table:table-cell>
          <table:table-cell office:value-type="date" office:date-value="2019-07-05" calcext:value-type="date">
            <text:p>2019-07-05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07-11" calcext:value-type="date">
            <text:p>2019-07-1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07-18" calcext:value-type="date">
            <text:p>2019-07-18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08-01" calcext:value-type="date">
            <text:p>2019-08-01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City-Thursday-B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08-15" calcext:value-type="date">
            <text:p>2019-08-15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08-29" calcext:value-type="date">
            <text:p>2019-08-29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City-Thursday-B</text:p>
          </table:table-cell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09-12" calcext:value-type="date">
            <text:p>2019-09-12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Garbage Exemption</text:p>
          </table:table-cell>
          <table:table-cell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09-26" calcext:value-type="date">
            <text:p>2019-09-26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10-10" calcext:value-type="date">
            <text:p>2019-10-10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City-Thursday-B</text:p>
          </table:table-cell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10-24" calcext:value-type="date">
            <text:p>2019-10-24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11-07" calcext:value-type="date">
            <text:p>2019-11-07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11-14" calcext:value-type="date">
            <text:p>2019-11-14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11-21" calcext:value-type="date">
            <text:p>2019-11-21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11-28" calcext:value-type="date">
            <text:p>2019-11-28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12-05" calcext:value-type="date">
            <text:p>2019-12-05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12-12" calcext:value-type="date">
            <text:p>2019-12-12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12-19" calcext:value-type="date">
            <text:p>2019-12-19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date" office:date-value="2019-12-28" calcext:value-type="date">
            <text:p>2019-12-2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two days, Saturday pickup</text:p>
          </table:table-cell>
        </table:table-row>
        <table:table-row table:style-name="ro1">
          <table:table-cell table:number-columns-repeated="2"/>
          <table:table-cell table:style-name="ce1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00-00-00</text:date>, <text:time style:data-style-name="N2" text:time-value="22:02:11.319141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9:49:05.634995662</meta:creation-date>
    <dc:date>2019-03-15T22:02:25.485113689</dc:date>
    <meta:editing-duration>PT45M40S</meta:editing-duration>
    <meta:editing-cycles>11</meta:editing-cycles>
    <meta:generator>LibreOffice/6.1.5.2$Linux_X86_64 LibreOffice_project/10$Build-2</meta:generator>
    <meta:document-statistic meta:table-count="1" meta:cell-count="264" meta:object-count="0"/>
  </office:meta>
</office:document-meta>
</file>